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D0AD4719CD79F449.png" manifest:media-type="image/png"/>
  <manifest:file-entry manifest:full-path="Pictures/1000000000000280000001E03B4CA3928D52B1E2.jpg" manifest:media-type="image/jpeg"/>
  <manifest:file-entry manifest:full-path="Pictures/100000000000025800000258D77F2A0C35586781.png" manifest:media-type="image/png"/>
  <manifest:file-entry manifest:full-path="Pictures/1000000000000500000003C0BD7F412B1E87015C.png" manifest:media-type="image/png"/>
  <manifest:file-entry manifest:full-path="Pictures/1000000000000280000001E0654014A2C97140AE.jpg" manifest:media-type="image/jpeg"/>
  <manifest:file-entry manifest:full-path="Pictures/1000000000000280000001E0D0D321E0048FC2F6.jpg" manifest:media-type="image/jpeg"/>
  <manifest:file-entry manifest:full-path="Pictures/10000201000001910000019F67CB4A9527086F51.png" manifest:media-type="image/png"/>
  <manifest:file-entry manifest:full-path="Pictures/1000020100000400000003CD1FE637385D0900DD.png" manifest:media-type="image/png"/>
  <manifest:file-entry manifest:full-path="Pictures/1000000000000280000001E0B312BB7443709BDE.png" manifest:media-type="image/png"/>
  <manifest:file-entry manifest:full-path="Pictures/10000201000001DC00000349887D7EAD3E66D38D.png" manifest:media-type="image/png"/>
  <manifest:file-entry manifest:full-path="Pictures/100002010000010D0000016671F34DA68A498191.png" manifest:media-type="image/png"/>
  <manifest:file-entry manifest:full-path="Pictures/10000201000002C600000218922B20903D7D5D66.png" manifest:media-type="image/png"/>
  <manifest:file-entry manifest:full-path="Pictures/1000000000000280000001E0811B21ADEAA1EF3C.jpg" manifest:media-type="image/jpeg"/>
  <manifest:file-entry manifest:full-path="Pictures/100000000000032000000113D86A16A8BEF84F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8.894cm" fo:min-width="14.324cm"/>
      <style:paragraph-properties style:writing-mode="lr-tb"/>
    </style:style>
    <style:style style:name="gr2" style:family="graphic" style:parent-style-name="standard">
      <style:graphic-properties draw:stroke="dash" draw:stroke-dash="Dot" svg:stroke-color="#000000" draw:fill="none" draw:textarea-horizontal-align="justify" draw:textarea-vertical-align="top" draw:auto-grow-height="false" fo:min-height="7.1cm" fo:min-width="6.172cm"/>
      <style:paragraph-properties style:writing-mode="lr-tb"/>
    </style:style>
    <style:style style:name="gr3" style:family="graphic" style:parent-style-name="standard">
      <style:graphic-properties draw:stroke="dash" draw:stroke-dash="Dot" svg:stroke-color="#000000" draw:fill="none" draw:textarea-horizontal-align="justify" draw:textarea-vertical-align="top" draw:auto-grow-height="false" fo:min-height="4.084cm" fo:min-width="4.83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217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583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marker-start="" draw:marker-start-width="0.242cm" draw:marker-end-width="0.242cm" draw:fill="none" draw:fill-color="#ffffff" draw:textarea-vertical-align="middle" draw:auto-grow-height="true" draw:auto-grow-width="false" fo:max-height="0cm" fo:min-height="1.765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4.519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top" draw:auto-grow-height="false" fo:min-height="9.876cm" fo:min-width="4.54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3.056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77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8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20" style:family="graphic" style:parent-style-name="standard">
      <style:graphic-properties draw:stroke="solid" svg:stroke-width="0.028cm" svg:stroke-color="#ff0000" draw:marker-start-width="0.242cm" draw:marker-end-width="0.242cm" draw:fill="none" draw:fill-color="#cccccc" draw:textarea-horizontal-align="justify" draw:textarea-vertical-align="middle" draw:auto-grow-height="false" fo:min-height="2.795cm" fo:min-width="0.539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draw:stroke="solid" svg:stroke-width="0.028cm" svg:stroke-color="#ff0000" draw:marker-start-width="0.242cm" draw:marker-end-width="0.242cm" draw:fill="none" draw:fill-color="#cccccc" draw:textarea-horizontal-align="justify" draw:textarea-vertical-align="middle" draw:auto-grow-height="false" fo:min-height="2.477cm" fo:min-width="0.234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draw:stroke="solid" svg:stroke-width="0.028cm" svg:stroke-color="#3465a4" draw:marker-start-width="0.242cm" draw:marker-end-width="0.242cm" draw:fill="none" draw:fill-color="#cccccc" draw:textarea-horizontal-align="justify" draw:textarea-vertical-align="middle" draw:auto-grow-height="false" fo:min-height="0.088cm" fo:min-width="0cm" fo:padding-top="0.139cm" fo:padding-bottom="0.139cm" fo:padding-left="0.264cm" fo:padding-right="0.264cm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="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solid" svg:stroke-width="0.028cm" svg:stroke-color="#3465a4" draw:marker-start-width="0.242cm" draw:marker-end-width="0.242cm" draw:fill="none" draw:fill-color="#cccccc" draw:textarea-horizontal-align="justify" draw:textarea-vertical-align="middle" draw:auto-grow-height="false" fo:min-height="0.098cm" fo:min-width="0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10.626cm" fo:min-width="13.978cm"/>
    </style:style>
    <style:style style:name="gr29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9.644cm" fo:min-width="7.739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7cm, 1.668cm, 1.53cm, 2.14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5cm, 1.778cm, 1.348cm, 2.031cm)" draw:image-opacity="100%" style:mirror="none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6.428cm" fo:min-width="8.39cm"/>
    </style:style>
    <style:style style:name="gr34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5.846cm" fo:min-width="4.58cm" fo:padding-top="0.142cm" fo:padding-bottom="0.142cm" fo:padding-left="0.267cm" fo:padding-right="0.267cm"/>
    </style:style>
    <style:style style:name="gr35" style:family="graphic" style:parent-style-name="standard">
      <style:graphic-properties draw:stroke="dash" draw:stroke-dash="Long_20_Dash" svg:stroke-width="0.035cm" svg:stroke-color="#00a933" draw:marker-start-width="0.252cm" draw:marker-end-width="0.252cm" draw:fill="none" draw:textarea-horizontal-align="justify" draw:textarea-vertical-align="middle" draw:auto-grow-height="false" fo:min-height="5.812cm" fo:min-width="4.546cm" fo:padding-top="0.142cm" fo:padding-bottom="0.142cm" fo:padding-left="0.267cm" fo:padding-right="0.267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4cm, -0.261cm, 0.001cm, 8.091cm)" draw:image-opacity="24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3cm, 3.165cm, 0cm, 5.421cm)" draw:image-opacity="24%" style:mirror="non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3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42cm" fo:min-width="8.39cm" fo:padding-top="0.142cm" fo:padding-bottom="0.142cm" fo:padding-left="0.267cm" fo:padding-right="0.267cm"/>
    </style:style>
    <style:style style:name="gr40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08cm" fo:min-width="8.35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draw:fill-color="#5eb91e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draw:fill-color="#e6e905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draw:fill="none" fo:min-height="1.289cm"/>
      <style:paragraph-properties style:writing-mode="lr-tb"/>
    </style:style>
    <style:style style:name="gr45" style:family="graphic" style:parent-style-name="objectwithoutfill">
      <style:graphic-properties svg:stroke-width="0.035cm" svg:stroke-color="#ff0000" draw:marker-start-width="0.252cm" draw:marker-end-width="0.252cm" svg:stroke-opacity="70%" draw:fill="solid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49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solid" draw:fill-color="#99ff66" draw:auto-grow-height="true" draw:auto-grow-width="false" fo:max-height="0cm" fo:min-height="1.661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2.845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0.657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draw:auto-grow-height="true" draw:auto-grow-width="false" fo:max-height="0cm" fo:min-height="0.66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auto-grow-height="true" draw:auto-grow-width="false" fo:max-height="0cm" fo:min-height="1.782cm"/>
      <style:paragraph-properties style:writing-mode="lr-tb"/>
    </style:style>
    <style:style style:name="gr61" style:family="graphic" style:parent-style-name="standard">
      <style:graphic-properties draw:stroke="none" svg:stroke-color="#000000" draw:fill="solid" draw:fill-color="#ffffff" draw:auto-grow-height="true" draw:auto-grow-width="false" fo:max-height="0cm" fo:min-height="0.988cm"/>
      <style:paragraph-properties style:writing-mode="lr-tb"/>
    </style:style>
    <style:style style:name="gr62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5.05cm" fo:min-width="2.54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846cm" fo:min-width="8.39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Long_20_Dash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66" style:family="graphic" style:parent-style-name="standard">
      <style:graphic-properties draw:stroke="none" draw:stroke-dash="Dot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67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68" style:family="graphic" style:parent-style-name="objectwithoutfill">
      <style:graphic-properties draw:stroke="dash" draw:stroke-dash="Dashed_20__28_var_29_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9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4.288cm" fo:min-width="2.006cm" fo:padding-top="0.165cm" fo:padding-bottom="0.165cm" fo:padding-left="0.29cm" fo:padding-right="0.29cm"/>
    </style:style>
    <style:style style:name="gr7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941cm"/>
      <style:paragraph-properties style:writing-mode="lr-tb"/>
    </style:style>
    <style:style style:name="gr71" style:family="graphic" style:parent-style-name="objectwithoutfill">
      <style:graphic-properties svg:stroke-color="#000000" draw:marker-end="Arrow" draw:fill="solid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4" style:family="graphic" style:parent-style-name="objectwithoutfill">
      <style:graphic-properties svg:stroke-color="#ff0000" draw:fill="solid" draw:textarea-vertical-align="middle"/>
    </style:style>
    <style:style style:name="gr7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9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9.255cm" fo:min-width="2.056cm" fo:padding-top="0.142cm" fo:padding-bottom="0.142cm" fo:padding-left="0.267cm" fo:padding-right="0.267cm"/>
      <style:paragraph-properties style:writing-mode="lr-tb"/>
    </style:style>
    <style:style style:name="gr80" style:family="graphic" style:parent-style-name="objectwithoutfill">
      <style:graphic-properties svg:stroke-width="0.106cm" svg:stroke-color="#c9211e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  <style:paragraph-properties style:writing-mode="lr-tb"/>
    </style:style>
    <style:style style:name="gr82" style:family="graphic" style:parent-style-name="objectwithoutfill">
      <style:graphic-properties svg:stroke-width="0.035cm" svg:stroke-color="#000000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83" style:family="graphic" style:parent-style-name="objectwithoutfill">
      <style:graphic-properties svg:stroke-width="0.106cm" svg:stroke-color="#468a1a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4cm"/>
      <style:paragraph-properties style:writing-mode="lr-tb"/>
    </style:style>
    <style:style style:name="gr85" style:family="graphic" style:parent-style-name="objectwithoutfill">
      <style:graphic-properties svg:stroke-width="0.035cm" svg:stroke-color="#c9211e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86" style:family="graphic" style:parent-style-name="objectwithoutfill">
      <style:graphic-properties svg:stroke-width="0.106cm" svg:stroke-color="#000000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gr88" style:family="graphic" style:parent-style-name="objectwithoutfill">
      <style:graphic-properties svg:stroke-width="0.035cm" svg:stroke-color="#468a1a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317cm, 7.875cm, 6.604cm, 7.279cm)" draw:image-opacity="100%" style:mirror="none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38cm, 10.67cm, 8.383cm, 4.992cm)" draw:image-opacity="100%" style:mirror="none"/>
    </style:style>
    <style:style style:name="gr92" style:family="graphic" style:parent-style-name="standard">
      <style:graphic-properties draw:fill-color="#49c9f9" draw:textarea-horizontal-align="justify" draw:textarea-vertical-align="middle" draw:auto-grow-height="false" fo:min-height="1.669cm" fo:min-width="0.123cm"/>
    </style:style>
    <style:style style:name="gr93" style:family="graphic" style:parent-style-name="standard">
      <style:graphic-properties svg:stroke-color="#000000" draw:fill-color="#81d41a" draw:textarea-horizontal-align="justify" draw:textarea-vertical-align="middle" draw:auto-grow-height="false" fo:min-height="1.802cm" fo:min-width="0.081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>
      <loext:graphic-properties draw:fill="solid" draw:fill-color="#cccccc"/>
      <style:paragraph-properties fo:text-align="center" style:writing-mode="lr-tb"/>
      <style:text-properties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" style:family="paragraph">
      <style:paragraph-properties fo:text-align="center" style:writing-mode="lr-tb"/>
      <style:text-properties style:font-name="Arial"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 style:writing-mode="lr-tb"/>
      <style:text-properties style:font-name="Arial"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999999"/>
      <style:paragraph-properties fo:text-align="center" style:writing-mode="lr-tb"/>
      <style:text-properties style:font-name="Arial" fo:language="zxx" fo:country="none" style:language-asian="zxx" style:country-asian="none" style:language-complex="zxx" style:country-complex="none"/>
    </style:style>
    <style:style style:name="P13" style:family="paragraph">
      <style:paragraph-properties fo:text-align="center" style:writing-mode="lr-tb"/>
      <style:text-properties style:font-name="Arial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14" style:family="paragraph">
      <loext:graphic-properties draw:fill-color="#cccccc"/>
      <style:paragraph-properties fo:text-align="center" style:writing-mode="lr-tb"/>
      <style:text-properties style:font-name="Arial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Arial" fo:language="zxx" fo:country="none" style:language-asian="zxx" style:country-asian="none" style:language-complex="zxx" style:country-complex="none"/>
    </style:style>
    <style:style style:name="P16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Arial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18" style:family="paragraph">
      <loext:graphic-properties draw:fill="none" draw:fill-color="#cccccc"/>
      <style:paragraph-properties fo:text-align="center" style:writing-mode="lr-tb"/>
      <style:text-properties style:font-name="Arial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19" style:family="paragraph">
      <loext:graphic-properties draw:fill="none" draw:fill-color="#ffffff"/>
      <style:paragraph-properties style:writing-mode="lr-tb"/>
      <style:text-properties style:font-name="LM Mono 121"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LM Mono 121" fo:font-size="10.5pt" fo:language="zxx" fo:country="none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 style:writing-mode="lr-tb"/>
      <style:text-properties style:font-name="Arial" fo:font-size="7pt" fo:language="zxx" fo:country="none" style:font-size-asian="7pt" style:language-asian="zxx" style:country-asian="none" style:font-size-complex="7pt" style:language-complex="zxx" style:country-complex="none"/>
    </style:style>
    <style:style style:name="P23" style:family="paragraph">
      <loext:graphic-properties draw:fill="none" draw:fill-color="#ffffff"/>
      <style:paragraph-properties style:writing-mode="lr-tb"/>
      <style:text-properties style:font-name="LM Mono 121"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24" style:family="paragraph">
      <loext:graphic-properties draw:fill-color="#ff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-color="#5eb91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-color="#e6e90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color="#ff0000" style:font-name="LM Sans 9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9" style:family="paragraph">
      <loext:graphic-properties draw:fill="none" draw:fill-color="#ffffff"/>
      <style:paragraph-properties style:writing-mode="lr-tb"/>
      <style:text-properties fo:color="#c9211e" style:font-name="LM Sans 9" fo:font-size="8pt" fo:language="zxx" fo:country="none" style:font-size-asian="8pt" style:language-asian="zxx" style:country-asian="none" style:font-size-complex="8pt" style:language-complex="zxx" style:country-complex="none"/>
    </style:style>
    <style:style style:name="P30" style:family="paragraph">
      <loext:graphic-properties draw:fill="none" draw:fill-color="#ffffff"/>
      <style:paragraph-properties style:writing-mode="lr-tb"/>
      <style:text-properties fo:color="#c9211e" style:font-name="LM Sans 9" fo:font-size="7pt" fo:language="zxx" fo:country="none" style:font-size-asian="7pt" style:language-asian="zxx" style:country-asian="none" style:font-size-complex="7pt" style:language-complex="zxx" style:country-complex="none"/>
    </style:style>
    <style:style style:name="P31" style:family="paragraph">
      <loext:graphic-properties draw:fill="solid" draw:fill-color="#99ff66"/>
      <style:paragraph-properties fo:text-align="center" style:writing-mode="lr-tb"/>
      <style:text-properties style:font-name="LM Sans 9"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solid" draw:fill-color="#ffffff"/>
      <style:paragraph-properties fo:text-align="center" style:writing-mode="lr-tb"/>
      <style:text-properties style:font-name="LM Mono 121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3" style:family="paragraph">
      <loext:graphic-properties draw:fill="solid" draw:fill-color="#ffffff"/>
      <style:paragraph-properties fo:text-align="center" style:writing-mode="lr-tb"/>
      <style:text-properties style:font-name="LM Mono 121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4" style:family="paragraph">
      <loext:graphic-properties draw:fill="solid" draw:fill-color="#ffffff"/>
      <style:paragraph-properties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LM Mono 121"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LM Sans 9" fo:font-size="18pt" fo:language="zxx" fo:country="non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fo:text-align="center" style:writing-mode="lr-tb"/>
      <style:text-properties style:font-name="LM Mono 121"/>
    </style:style>
    <style:style style:name="P39" style:family="paragraph">
      <loext:graphic-properties draw:fill="solid" draw:fill-color="#ffffff"/>
      <style:paragraph-properties style:writing-mode="lr-tb"/>
      <style:text-properties fo:color="#ffffff"/>
    </style:style>
    <style:style style:name="P40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paragraph-properties style:writing-mode="lr-tb"/>
      <style:text-properties fo:color="#000000" style:font-name="LM Sans 9" fo:language="zxx" fo:country="none" style:language-asian="zxx" style:country-asian="none" style:language-complex="zxx" style:country-complex="none"/>
    </style:style>
    <style:style style:name="P42" style:family="paragraph">
      <loext:graphic-properties draw:fill="none" draw:fill-color="#ffffff"/>
      <style:paragraph-properties style:writing-mode="lr-tb"/>
      <style:text-properties style:font-name="LM Sans 9" fo:font-size="26pt" fo:language="zxx" fo:country="none" fo:font-weight="bold" style:font-size-asian="26pt" style:language-asian="zxx" style:country-asian="none" style:font-size-complex="26pt" style:language-complex="zxx" style:country-complex="none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font-name="LM Sans 9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3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font-size="9pt" fo:language="zxx" fo:country="none" style:font-size-asian="12pt" style:language-asian="zxx" style:country-asian="none" style:font-size-complex="12pt" style:language-complex="zxx" style:country-complex="none"/>
    </style:style>
    <style:style style:name="P47" style:family="paragraph">
      <loext:graphic-properties draw:fill="none" draw:fill-color="#ffffff"/>
      <style:paragraph-properties style:writing-mode="lr-tb"/>
      <style:text-properties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49" style:family="paragraph">
      <style:paragraph-properties fo:text-align="center" style:writing-mode="lr-tb"/>
      <style:text-properties style:font-name="LM Mono 121" fo:language="zxx" fo:country="none" style:language-asian="zxx" style:country-asian="none" style:language-complex="zxx" style:country-complex="none"/>
    </style:style>
    <style:style style:name="P50" style:family="paragraph">
      <loext:graphic-properties draw:fill-color="#b2b2b2"/>
      <style:paragraph-properties fo:text-align="center" style:writing-mode="lr-tb"/>
      <style:text-properties style:font-name="LM Mono 121" fo:language="zxx" fo:country="none" style:language-asian="zxx" style:country-asian="none" style:language-complex="zxx" style:country-complex="none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c9211e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468a1a" style:font-name="LM Mono 121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3" style:family="paragraph">
      <loext:graphic-properties draw:fill="none" draw:fill-color="#ffffff"/>
      <style:paragraph-properties fo:text-align="center" style:writing-mode="lr-tb"/>
      <style:text-properties style:font-name="LM Mono 12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55" style:family="paragraph">
      <style:text-properties style:font-name="Arial"/>
    </style:style>
    <style:style style:name="P56" style:family="paragraph">
      <loext:graphic-properties draw:fill="none" draw:fill-color="#ffffff"/>
      <style:text-properties style:font-name="Arial"/>
    </style:style>
    <style:style style:name="P57" style:family="paragraph">
      <loext:graphic-properties draw:fill-color="#49c9f9"/>
      <style:paragraph-properties fo:text-align="center"/>
    </style:style>
    <style:style style:name="P58" style:family="paragraph">
      <loext:graphic-properties draw:fill-color="#81d41a"/>
      <style:paragraph-properties fo:text-align="center"/>
    </style:style>
    <style:style style:name="P59" style:family="paragraph">
      <loext:graphic-properties draw:fill="none" draw:fill-color="#ffffff"/>
    </style:style>
    <style:style style:name="P60" style:family="paragraph">
      <loext:graphic-properties draw:fill-color="#ffffff"/>
    </style:style>
    <style:style style:name="T1" style:family="text">
      <style:text-properties style:font-name="Arial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font-name="Arial"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3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4" style:family="text">
      <style:text-properties style:font-name="Arial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5" style:family="text">
      <style:text-properties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style:font-name="Arial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8" style:family="text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LM Mono 121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0" style:family="text">
      <style:text-properties style:font-name="Arial" fo:font-size="9pt" fo:language="zxx" fo:country="none" style:font-size-asian="9pt" style:language-asian="zxx" style:country-asian="none" style:font-size-complex="9pt" style:language-complex="zxx" style:country-complex="none"/>
    </style:style>
    <style:style style:name="T11" style:family="text">
      <style:text-properties style:font-name="LM Mono 121" fo:font-size="40pt" fo:language="zxx" fo:country="none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T12" style:family="text">
      <style:text-properties fo:color="#ff0000" style:font-name="LM Sans 9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13" style:family="text">
      <style:text-properties fo:color="#ff0000" style:text-position="-33% 58%" style:font-name="LM Sans 9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14" style:family="text">
      <style:text-properties fo:color="#c9211e" style:font-name="LM Sans 9" fo:font-size="8pt" fo:language="zxx" fo:country="none" style:font-size-asian="8pt" style:language-asian="zxx" style:country-asian="none" style:font-size-complex="8pt" style:language-complex="zxx" style:country-complex="none"/>
    </style:style>
    <style:style style:name="T15" style:family="text">
      <style:text-properties style:font-name="LM Sans 9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6" style:family="text">
      <style:text-properties style:font-name="LM Mono 12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7" style:family="text">
      <style:text-properties style:font-name="LM Mono 121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8" style:family="text">
      <style:text-properties fo:color="#ffffff" fo:font-size="9pt" fo:language="zxx" fo:country="none" style:font-size-asian="9pt" style:language-asian="zxx" style:country-asian="none" style:font-size-complex="9pt" style:language-complex="zxx" style:country-complex="none"/>
    </style:style>
    <style:style style:name="T19" style:family="text">
      <style:text-properties fo:color="#ffffff" fo:font-size="18pt" fo:language="zxx" fo:country="none" style:language-asian="zxx" style:country-asian="none" style:language-complex="zxx" style:country-complex="none"/>
    </style:style>
    <style:style style:name="T20" style:family="text">
      <style:text-properties style:font-name="LM Sans 9" fo:font-size="22pt" fo:language="zxx" fo:country="none" style:font-size-asian="22pt" style:language-asian="zxx" style:country-asian="none" style:font-size-complex="22pt" style:language-complex="zxx" style:country-complex="none"/>
    </style:style>
    <style:style style:name="T21" style:family="text">
      <style:text-properties fo:font-size="18pt" fo:language="zxx" fo:country="none" style:language-asian="zxx" style:country-asian="none" style:language-complex="zxx" style:country-complex="none"/>
    </style:style>
    <style:style style:name="T22" style:family="text">
      <style:text-properties style:font-name="LM Mono 121" fo:font-weight="bold" style:font-weight-asian="bold" style:font-weight-complex="bold"/>
    </style:style>
    <style:style style:name="T23" style:family="text">
      <style:text-properties fo:color="#ffffff"/>
    </style:style>
    <style:style style:name="T24" style:family="text">
      <style:text-properties fo:color="#000000" style:font-name="LM Sans 9" fo:language="zxx" fo:country="none" style:language-asian="zxx" style:country-asian="none" style:language-complex="zxx" style:country-complex="none"/>
    </style:style>
    <style:style style:name="T25" style:family="text">
      <style:text-properties style:font-name="LM Sans 9" fo:font-size="15pt" fo:language="zxx" fo:country="none" fo:font-weight="bold" style:font-size-asian="15pt" style:language-asian="zxx" style:country-asian="none" style:font-size-complex="15pt" style:language-complex="zxx" style:country-complex="none"/>
    </style:style>
    <style:style style:name="T26" style:family="text">
      <style:text-properties fo:font-size="13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font-size="9pt" fo:language="zxx" fo:country="none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29" style:family="text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T30" style:family="text">
      <style:text-properties style:font-name="LM Mono 121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31" style:family="text">
      <style:text-properties fo:color="#c9211e" style:font-name="LM Mono 12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32" style:family="text">
      <style:text-properties fo:color="#468a1a" style:font-name="LM Mono 12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3" style:family="text">
      <style:text-properties style:font-name="LM Mono 121" fo:font-size="11pt" fo:language="zxx" fo:country="none" style:font-size-asian="11pt" style:language-asian="zxx" style:country-asian="none" style:font-size-complex="11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4.824cm" svg:height="9.144cm" svg:x="6.258cm" svg:y="5.588cm">
          <text:p text:style-name="P1"><text:span text:style-name="T1">Full </text:span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72cm" svg:height="7.35cm" svg:x="7.02cm" svg:y="6.874cm">
          <text:p text:style-name="P3"><text:span text:style-name="T2">Perception</text:span></text:p>
          <text:p text:style-name="P3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334cm" svg:height="4.334cm" svg:x="14.986cm" svg:y="8.082cm">
          <text:p text:style-name="P3"><text:span text:style-name="T2">Actuation</text:span></text:p>
          <text:p text:style-name="P3"><text:span text:style-name="T2">Module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226cm" svg:height="1.495cm" svg:x="8.688cm" svg:y="8.427cm">
          <draw:text-box>
            <text:p text:style-name="P5"><text:span text:style-name="T3">Camera</text:span></text:p>
          </draw:text-box>
        </draw:frame>
        <draw:frame draw:style-name="gr5" draw:text-style-name="P6" draw:layer="layout" svg:width="3.256cm" svg:height="1.861cm" svg:x="8.644cm" svg:y="10.147cm">
          <draw:text-box>
            <text:p text:style-name="P5"><text:span text:style-name="T4">Neural</text:span></text:p>
            <text:p text:style-name="P5"><text:span text:style-name="T4">pipeline</text:span></text:p>
          </draw:text-box>
        </draw:frame>
        <draw:frame draw:style-name="gr6" draw:text-style-name="P6" draw:layer="layout" svg:width="3.063cm" svg:height="2.043cm" svg:x="16.149cm" svg:y="9.756cm">
          <draw:text-box>
            <text:p text:style-name="P5"><text:span text:style-name="T4">PID</text:span></text:p>
            <text:p text:style-name="P5"><text:span text:style-name="T4">controller</text:span></text:p>
          </draw:text-box>
        </draw:frame>
        <draw:g>
          <draw:frame draw:style-name="gr7" draw:text-style-name="P7" draw:layer="layout" svg:width="5.334cm" svg:height="4.769cm" svg:x="0.162cm" svg:y="8.531cm">
            <draw:text-box>
              <text:p text:style-name="P5"><text:span text:style-name="T5">Image</text:span></text:p>
              <text:p text:style-name="P5"><text:span text:style-name="T5">source</text:span></text:p>
            </draw:text-box>
          </draw:frame>
          <draw:frame draw:style-name="gr4" draw:text-style-name="P6" draw:layer="layout" svg:width="3.753cm" svg:height="1.495cm" svg:x="0.924cm" svg:y="9.844cm">
            <draw:text-box>
              <text:p text:style-name="P5"><text:span text:style-name="T3">RGB-D camera</text:span></text:p>
            </draw:text-box>
          </draw:frame>
          <draw:frame draw:style-name="gr4" draw:text-style-name="P6" draw:layer="layout" svg:width="3.753cm" svg:height="1.495cm" svg:x="0.924cm" svg:y="11.622cm">
            <draw:text-box>
              <text:p text:style-name="P5"><text:span text:style-name="T3">ROSBag</text:span></text:p>
            </draw:text-box>
          </draw:frame>
        </draw:g>
        <draw:g>
          <draw:frame draw:style-name="gr7" draw:text-style-name="P7" draw:layer="layout" svg:width="5.334cm" svg:height="4.769cm" svg:x="22.014cm" svg:y="7.82cm">
            <draw:text-box>
              <text:p text:style-name="P5"><text:span text:style-name="T5">Target</text:span></text:p>
            </draw:text-box>
          </draw:frame>
          <draw:frame draw:style-name="gr4" draw:text-style-name="P6" draw:layer="layout" svg:width="3.753cm" svg:height="1.495cm" svg:x="22.776cm" svg:y="9.133cm">
            <draw:text-box>
              <text:p text:style-name="P5"><text:span text:style-name="T3">Benchmark</text:span></text:p>
            </draw:text-box>
          </draw:frame>
          <draw:frame draw:style-name="gr4" draw:text-style-name="P6" draw:layer="layout" svg:width="3.753cm" svg:height="1.495cm" svg:x="22.776cm" svg:y="10.911cm">
            <draw:text-box>
              <text:p text:style-name="P5"><text:span text:style-name="T3">Motors</text:span></text:p>
            </draw:text-box>
          </draw:frame>
        </draw:g>
        <draw:line draw:style-name="gr8" draw:text-style-name="P8" draw:layer="layout" svg:x1="5.496cm" svg:y1="10.211cm" svg:x2="7.02cm" svg:y2="10.211cm">
          <text:p/>
        </draw:line>
        <draw:line draw:style-name="gr8" draw:text-style-name="P8" draw:layer="layout" svg:x1="20.296cm" svg:y1="10.214cm" svg:x2="22.014cm" svg:y2="10.214cm">
          <text:p/>
        </draw:line>
        <draw:frame draw:style-name="gr9" draw:text-style-name="P9" draw:layer="layout" svg:width="8.636cm" svg:height="0.962cm" svg:x="9.906cm" svg:y="1.27cm">
          <draw:text-box>
            <text:p><text:span text:style-name="T6">functional_architecture</text:span></text:p>
          </draw:text-box>
        </draw:frame>
        <draw:frame draw:style-name="gr4" draw:text-style-name="P6" draw:layer="layout" svg:width="3.226cm" svg:height="1.495cm" svg:x="8.665cm" svg:y="12.243cm">
          <draw:text-box>
            <text:p text:style-name="P5"><text:span text:style-name="T3">Optical tracke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2" draw:layer="layout" svg:width="5.08cm" svg:height="10.16cm" svg:x="14.732cm" svg:y="7.366cm">
          <text:p text:style-name="P11"><text:span text:style-name="T4">Neural </text:span><text:span text:style-name="T4">pipeline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5.588cm" svg:height="0.962cm" svg:x="3.302cm" svg:y="1.016cm">
          <draw:text-box>
            <text:p><text:span text:style-name="T6">neural_pipeline</text:span></text:p>
          </draw:text-box>
        </draw:frame>
        <draw:custom-shape draw:style-name="gr12" draw:text-style-name="P14" draw:layer="layout" svg:width="3.556cm" svg:height="2.54cm" svg:x="15.094cm" svg:y="8.382cm">
          <text:p text:style-name="P13"><text:span text:style-name="T7">Person </text:span><text:span text:style-name="T7">detection</text:span></text:p>
          <text:p text:style-name="P13"><text:span text:style-name="T7">Networ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556cm" svg:height="2.54cm" svg:x="15.494cm" svg:y="11.43cm">
          <text:p text:style-name="P13"><text:span text:style-name="T7">Face detection</text:span></text:p>
          <text:p text:style-name="P13"><text:span text:style-name="T7">Networ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556cm" svg:height="2.54cm" svg:x="15.894cm" svg:y="14.478cm">
          <text:p text:style-name="P13"><text:span text:style-name="T7">Face encoding</text:span></text:p>
          <text:p text:style-name="P13"><text:span text:style-name="T7">Network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0.16cm" svg:y1="9.652cm" svg:x2="15.094cm" svg:y2="9.652cm">
          <text:p/>
        </draw:line>
        <draw:frame draw:style-name="gr14" draw:text-style-name="P15" draw:layer="layout" svg:width="3.81cm" svg:height="1.427cm" svg:x="6.858cm" svg:y="9.144cm">
          <draw:text-box>
            <text:p text:style-name="P5"><text:span text:style-name="T4">Input</text:span></text:p>
            <text:p text:style-name="P5"><text:span text:style-name="T4">image</text:span></text:p>
          </draw:text-box>
        </draw:frame>
        <draw:line draw:style-name="gr13" draw:text-style-name="P8" draw:layer="layout" svg:x1="12.954cm" svg:y1="12.7cm" svg:x2="15.494cm" svg:y2="12.7cm">
          <text:p/>
        </draw:line>
        <draw:line draw:style-name="gr15" draw:text-style-name="P8" draw:layer="layout" svg:x1="12.954cm" svg:y1="15.824cm" svg:x2="12.954cm" svg:y2="9.652cm">
          <text:p/>
        </draw:line>
        <draw:line draw:style-name="gr16" draw:text-style-name="P8" xml:id="id1" draw:id="id1" draw:layer="layout" svg:x1="17.018cm" svg:y1="10.922cm" svg:x2="17.018cm" svg:y2="11.43cm">
          <text:p/>
        </draw:line>
        <draw:line draw:style-name="gr13" draw:text-style-name="P8" draw:layer="layout" svg:x1="12.954cm" svg:y1="15.799cm" svg:x2="15.894cm" svg:y2="15.799cm">
          <text:p/>
        </draw:line>
        <draw:line draw:style-name="gr16" draw:text-style-name="P8" draw:layer="layout" svg:x1="17.526cm" svg:y1="13.97cm" svg:x2="17.526cm" svg:y2="14.478cm">
          <text:p/>
        </draw:line>
        <draw:frame draw:style-name="gr17" draw:text-style-name="P16" draw:layer="layout" svg:width="5.548cm" svg:height="4.161cm" svg:x="7.152cm" svg:y="10.571cm">
          <draw:image xlink:href="Pictures/1000000000000280000001E0D0AD4719CD79F449.png" xlink:type="simple" xlink:show="embed" xlink:actuate="onLoad" loext:mime-type="image/png">
            <text:p/>
          </draw:image>
        </draw:frame>
        <draw:frame draw:style-name="gr18" draw:text-style-name="P16" xml:id="id2" draw:id="id2" draw:layer="layout" svg:width="5.334cm" svg:height="4.191cm" svg:x="20.79cm" svg:y="6.477cm">
          <draw:image xlink:href="Pictures/1000000000000280000001E0D0AD4719CD79F449.png" xlink:type="simple" xlink:show="embed" xlink:actuate="onLoad" loext:mime-type="image/png">
            <text:p/>
          </draw:image>
        </draw:frame>
        <draw:frame draw:style-name="gr19" draw:text-style-name="P17" draw:layer="layout" svg:width="3.048cm" svg:height="0.683cm" svg:x="23.722cm" svg:y="6.683cm">
          <draw:text-box>
            <text:p text:style-name="P5"><text:span text:style-name="T8">persons</text:span></text:p>
          </draw:text-box>
        </draw:frame>
        <draw:custom-shape draw:style-name="gr20" draw:text-style-name="P18" draw:layer="layout" svg:width="1.067cm" svg:height="3.073cm" svg:x="21.933cm" svg:y="7.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0.762cm" svg:height="2.755cm" svg:x="23.133cm" svg:y="7.904cm">
          <text:p/>
          <draw:enhanced-geometry svg:viewBox="0 0 21600 21600" draw:type="rectangle" draw:enhanced-path="M 0 0 L 21600 0 21600 21600 0 21600 0 0 Z N"/>
        </draw:custom-shape>
        <draw:frame draw:style-name="gr18" draw:text-style-name="P16" xml:id="id3" draw:id="id3" draw:layer="layout" svg:width="5.334cm" svg:height="3.894cm" svg:x="20.79cm" svg:y="10.838cm">
          <draw:image xlink:href="Pictures/1000000000000280000001E0D0AD4719CD79F449.png" xlink:type="simple" xlink:show="embed" xlink:actuate="onLoad" loext:mime-type="image/png">
            <text:p/>
          </draw:image>
        </draw:frame>
        <draw:frame draw:style-name="gr19" draw:text-style-name="P17" draw:layer="layout" svg:width="3.048cm" svg:height="0.683cm" svg:x="23.976cm" svg:y="10.922cm">
          <draw:text-box>
            <text:p text:style-name="P5"><text:span text:style-name="T8">faces</text:span></text:p>
          </draw:text-box>
        </draw:frame>
        <draw:custom-shape draw:style-name="gr22" draw:text-style-name="P18" draw:layer="layout" svg:width="0.395cm" svg:height="0.366cm" svg:x="22.383cm" svg:y="11.8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0.394cm" svg:height="0.366cm" svg:x="23.133cm" svg:y="12.2cm">
          <text:p/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20.79cm" svg:y1="15.748cm" svg:x2="19.45cm" svg:y2="15.759cm">
          <text:p/>
        </draw:line>
        <draw:frame draw:style-name="gr18" draw:text-style-name="P16" draw:layer="layout" svg:width="5.334cm" svg:height="4.007cm" svg:x="20.79cm" svg:y="14.789cm">
          <draw:image xlink:href="Pictures/1000000000000280000001E0D0AD4719CD79F449.png" xlink:type="simple" xlink:show="embed" xlink:actuate="onLoad" loext:mime-type="image/png">
            <text:p/>
          </draw:image>
        </draw:frame>
        <draw:frame draw:style-name="gr19" draw:text-style-name="P17" draw:layer="layout" svg:width="3.048cm" svg:height="0.683cm" svg:x="23.622cm" svg:y="14.811cm">
          <draw:text-box>
            <text:p text:style-name="P5"><text:span text:style-name="T8">similarities</text:span></text:p>
          </draw:text-box>
        </draw:frame>
        <draw:custom-shape draw:style-name="gr24" draw:text-style-name="P18" draw:layer="layout" svg:width="0.395cm" svg:height="0.376cm" svg:x="22.383cm" svg:y="15.85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0.395cm" svg:height="0.376cm" svg:x="23.133cm" svg:y="16.191cm">
          <text:p/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2.667cm" svg:height="1.363cm" svg:x="21.381cm" svg:y="15.022cm">
          <draw:text-box>
            <text:p><text:span text:style-name="T9">1.07</text:span></text:p>
          </draw:text-box>
        </draw:frame>
        <draw:frame draw:style-name="gr25" draw:text-style-name="P20" draw:layer="layout" svg:width="2.667cm" svg:height="1.363cm" svg:x="22.679cm" svg:y="16.629cm">
          <draw:text-box>
            <text:p><text:span text:style-name="T9">1.42</text:span></text:p>
          </draw:text-box>
        </draw:frame>
        <draw:frame draw:style-name="gr26" draw:text-style-name="P22" draw:layer="layout" svg:width="2.286cm" svg:height="1.076cm" svg:x="14.732cm" svg:y="18.228cm">
          <draw:text-box>
            <text:p text:style-name="P21"><text:span text:style-name="T10">Reference face</text:span></text:p>
          </draw:text-box>
        </draw:frame>
        <draw:frame draw:style-name="gr17" draw:text-style-name="P16" draw:layer="layout" svg:width="1.836cm" svg:height="1.836cm" svg:x="16.822cm" svg:y="17.976cm">
          <draw:image xlink:href="Pictures/100000000000025800000258D77F2A0C35586781.png" xlink:type="simple" xlink:show="embed" xlink:actuate="onLoad" loext:mime-type="image/png">
            <text:p/>
          </draw:image>
        </draw:frame>
        <draw:line draw:style-name="gr13" draw:text-style-name="P8" draw:layer="layout" svg:x1="17.78cm" svg:y1="17.976cm" svg:x2="17.78cm" svg:y2="17.018cm">
          <text:p/>
        </draw:line>
        <draw:connector draw:style-name="gr27" draw:text-style-name="P5" draw:layer="layout" draw:line-skew="0.343cm" svg:x1="17.018cm" svg:y1="11.176cm" svg:x2="20.79cm" svg:y2="8.572cm" draw:start-shape="id1" draw:start-glue-point="1" draw:end-shape="id2" draw:end-glue-point="3" svg:d="M17018 11176h2286v-2604h1486" svg:viewBox="0 0 3773 2605">
          <text:p/>
        </draw:connector>
        <draw:connector draw:style-name="gr27" draw:text-style-name="P5" draw:layer="layout" draw:line-skew="0.396cm" svg:x1="17.526cm" svg:y1="14.122cm" svg:x2="20.79cm" svg:y2="12.785cm" draw:end-shape="id3" draw:end-glue-point="3" svg:d="M17526 14122h1778v-1337h1486" svg:viewBox="0 0 3265 1338">
          <text:p/>
        </draw:connecto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7" draw:text-style-name="P16" draw:layer="layout" svg:width="14.447cm" svg:height="10.839cm" draw:transform="skewX (0.000349065850398866) rotate (-0.00261799387799158) translate (3.587cm 7.838cm)">
          <draw:image xlink:href="Pictures/1000000000000280000001E03B4CA3928D52B1E2.jpg" xlink:type="simple" xlink:show="embed" xlink:actuate="onLoad" loext:mime-type="image/jpeg">
            <text:p/>
          </draw:image>
        </draw:frame>
        <draw:custom-shape draw:style-name="gr28" draw:text-style-name="P16" draw:layer="layout" svg:width="14.478cm" svg:height="10.876cm" svg:x="3.556cm" svg:y="7.83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8.273cm" svg:height="9.928cm" svg:x="9.347cm" svg:y="8.786cm">
          <text:p/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6.604cm" svg:height="1.673cm" svg:x="9.144cm" svg:y="2.794cm">
          <draw:text-box>
            <text:p><text:span text:style-name="T6">person_detecti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1" draw:text-style-name="P16" draw:layer="layout" svg:width="9.074cm" svg:height="6.667cm" svg:x="12.869cm" svg:y="12.08cm">
          <draw:image xlink:href="Pictures/1000000000000280000001E0654014A2C97140AE.jpg" xlink:type="simple" xlink:show="embed" xlink:actuate="onLoad" loext:mime-type="image/jpeg">
            <text:p/>
          </draw:image>
        </draw:frame>
        <draw:frame draw:style-name="gr32" draw:text-style-name="P16" draw:layer="layout" svg:width="8.89cm" svg:height="6.713cm" svg:x="3.556cm" svg:y="11.981cm">
          <draw:image xlink:href="Pictures/1000000000000280000001E0D0D321E0048FC2F6.jpg" xlink:type="simple" xlink:show="embed" xlink:actuate="onLoad" loext:mime-type="image/jpeg">
            <text:p/>
          </draw:image>
        </draw:frame>
        <draw:frame draw:style-name="gr17" draw:text-style-name="P16" draw:layer="layout" svg:width="8.89cm" svg:height="6.667cm" svg:x="12.954cm" svg:y="5.08cm">
          <draw:image xlink:href="Pictures/1000000000000280000001E0811B21ADEAA1EF3C.jpg" xlink:type="simple" xlink:show="embed" xlink:actuate="onLoad" loext:mime-type="image/jpeg">
            <text:p/>
          </draw:image>
        </draw:frame>
        <draw:frame draw:style-name="gr17" draw:text-style-name="P16" draw:layer="layout" svg:width="8.871cm" svg:height="6.655cm" draw:transform="skewX (0.000349065850398866) rotate (-0.00261799387799158) translate (3.575cm 5.08cm)">
          <draw:image xlink:href="Pictures/1000000000000280000001E03B4CA3928D52B1E2.jpg" xlink:type="simple" xlink:show="embed" xlink:actuate="onLoad" loext:mime-type="image/jpeg">
            <text:p/>
          </draw:image>
        </draw:frame>
        <draw:custom-shape draw:style-name="gr33" draw:text-style-name="P16" draw:layer="layout" svg:width="8.89cm" svg:height="6.678cm" svg:x="3.556cm" svg:y="12.0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8.89cm" svg:height="6.678cm" svg:x="12.954cm" svg:y="12.0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5.08cm" svg:height="6.096cm" svg:x="7.112cm" svg:y="12.6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5.08cm" svg:height="6.096cm" svg:x="16.512cm" svg:y="12.60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636cm" svg:height="0.962cm" svg:x="9.906cm" svg:y="1.27cm">
          <draw:text-box>
            <text:p><text:span text:style-name="T6">tracker_demo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6" draw:text-style-name="P16" draw:layer="layout" svg:width="9.43cm" svg:height="11.912cm" draw:transform="skewX (0.000349065850398866) rotate (-0.00261799387799158) translate (2.033cm 5.08cm)">
          <draw:image xlink:href="Pictures/1000000000000280000001E03B4CA3928D52B1E2.jpg" xlink:type="simple" xlink:show="embed" xlink:actuate="onLoad" loext:mime-type="image/jpeg">
            <text:p/>
          </draw:image>
        </draw:frame>
        <draw:frame draw:style-name="gr37" draw:text-style-name="P16" draw:layer="layout" svg:width="9.397cm" svg:height="12.776cm" svg:x="11.684cm" svg:y="5.08cm">
          <draw:image xlink:href="Pictures/1000000000000280000001E0811B21ADEAA1EF3C.jpg" xlink:type="simple" xlink:show="embed" xlink:actuate="onLoad" loext:mime-type="image/jpeg">
            <text:p/>
          </draw:image>
        </draw:frame>
        <draw:frame draw:style-name="gr38" draw:text-style-name="P23" draw:layer="layout" svg:width="1.27cm" svg:height="2.126cm" svg:x="16.407cm" svg:y="10.386cm">
          <draw:text-box>
            <text:p><text:span text:style-name="T11">x</text:span></text:p>
          </draw:text-box>
        </draw:frame>
        <draw:custom-shape draw:style-name="gr39" draw:text-style-name="P16" draw:layer="layout" svg:width="8.89cm" svg:height="12.192cm" svg:x="2.286cm" svg:y="5.40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8.89cm" svg:height="12.192cm" svg:x="11.986cm" svg:y="5.4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0.254cm" svg:height="0.254cm" svg:x="5.396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6.412cm" svg:y="7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254cm" svg:height="0.254cm" svg:x="5.142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6.92cm" svg:y="8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254cm" svg:height="0.254cm" svg:x="3.364cm" svg:y="10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3.11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254cm" svg:height="0.254cm" svg:x="4.888cm" svg:y="6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3.364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4.126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7.174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6.412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3.618cm" svg:y="12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3.619cm" svg:y="12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5.65cm" svg:y="12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254cm" svg:height="0.254cm" svg:x="4.888cm" svg:y="10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1.27cm" svg:height="2.126cm" svg:x="5.35cm" svg:y="9.475cm">
          <draw:text-box>
            <text:p><text:span text:style-name="T11">x</text:span></text:p>
          </draw:text-box>
        </draw:frame>
        <draw:custom-shape draw:style-name="gr42" draw:text-style-name="P25" draw:layer="layout" svg:width="0.254cm" svg:height="0.254cm" svg:x="5.904cm" svg:y="1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7.428cm" svg:y="10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5.904cm" svg:y="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254cm" svg:height="0.254cm" svg:x="7.936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8.698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3.11cm" svg:y="6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254cm" svg:height="0.254cm" svg:x="4.126cm" svg:y="13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254cm" svg:height="0.254cm" svg:x="6.92cm" svg:y="1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5.904cm" svg:y="1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7.428cm" svg:y="12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254cm" svg:height="0.254cm" svg:x="7.936cm" svg:y="1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254cm" svg:height="0.254cm" svg:x="6.92cm" svg:y="11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4cm" svg:height="0.281cm" svg:x="16.154cm" svg:y="8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4cm" svg:height="0.281cm" svg:x="17.373cm" svg:y="7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5cm" svg:height="0.282cm" svg:x="15.849cm" svg:y="8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5cm" svg:height="0.281cm" svg:x="17.982cm" svg:y="9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4cm" svg:height="0.281cm" svg:x="13.716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5cm" svg:height="0.281cm" svg:x="13.411cm" svg:y="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5cm" svg:height="0.281cm" svg:x="14.98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5cm" svg:height="0.281cm" svg:x="14.63cm" svg:y="8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5cm" svg:height="0.281cm" svg:x="18.287cm" svg:y="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4cm" svg:height="0.281cm" svg:x="17.373cm" svg:y="10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5cm" svg:height="0.281cm" svg:x="14.02cm" svg:y="12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4cm" svg:height="0.281cm" svg:x="14.022cm" svg:y="12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5cm" svg:height="0.282cm" svg:x="15.544cm" svg:y="10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5cm" svg:height="0.281cm" svg:x="16.763cm" svg:y="1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5cm" svg:height="0.281cm" svg:x="16.763cm" svg:y="8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305cm" svg:height="0.281cm" svg:x="19.201cm" svg:y="10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5cm" svg:height="0.281cm" svg:x="14.63cm" svg:y="14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5cm" svg:height="0.281cm" svg:x="17.982cm" svg:y="16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4cm" svg:height="0.282cm" svg:x="18.592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305cm" svg:height="0.281cm" svg:x="17.982cm" svg:y="12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05cm" svg:height="0.281cm" svg:x="16.83cm" svg:y="14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05cm" svg:height="0.281cm" svg:x="18.607cm" svg:y="1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05cm" svg:height="0.281cm" svg:x="14.594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05cm" svg:height="0.281cm" svg:x="17.083cm" svg:y="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05cm" svg:height="0.281cm" svg:x="18.607cm" svg:y="6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05cm" svg:height="0.281cm" svg:x="18.912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05cm" svg:height="0.281cm" svg:x="14.34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05cm" svg:height="0.281cm" svg:x="15.305cm" svg:y="12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8" draw:layer="layout" svg:width="1.434cm" svg:height="1.539cm" svg:x="5.424cm" svg:y="17.686cm">
          <draw:text-box>
            <text:p text:style-name="P27"><text:span text:style-name="T12">σ</text:span><text:span text:style-name="T13">x</text:span></text:p>
          </draw:text-box>
        </draw:frame>
        <draw:line draw:style-name="gr45" draw:text-style-name="P8" draw:layer="layout" svg:x1="2.694cm" svg:y1="17.97cm" svg:x2="9.044cm" svg:y2="17.97cm">
          <text:p/>
        </draw:line>
        <draw:frame draw:style-name="gr46" draw:text-style-name="P29" draw:layer="layout" svg:width="0.254cm" svg:height="0.666cm" svg:x="6.25cm" svg:y="17.878cm">
          <draw:text-box>
            <text:p><text:span text:style-name="T14">t</text:span></text:p>
          </draw:text-box>
        </draw:frame>
        <draw:line draw:style-name="gr45" draw:text-style-name="P8" draw:layer="layout" svg:x1="1.768cm" svg:y1="15.816cm" svg:x2="1.768cm" svg:y2="5.91cm">
          <text:p/>
        </draw:line>
        <draw:frame draw:style-name="gr44" draw:text-style-name="P28" draw:layer="layout" svg:width="1.434cm" svg:height="1.539cm" svg:x="0.254cm" svg:y="9.959cm">
          <draw:text-box>
            <text:p text:style-name="P27"><text:span text:style-name="T12">σ</text:span><text:span text:style-name="T13">y</text:span></text:p>
          </draw:text-box>
        </draw:frame>
        <draw:frame draw:style-name="gr46" draw:text-style-name="P29" draw:layer="layout" svg:width="0.254cm" svg:height="0.666cm" svg:x="1.05cm" svg:y="10.078cm">
          <draw:text-box>
            <text:p><text:span text:style-name="T14">t</text:span></text:p>
          </draw:text-box>
        </draw:frame>
        <draw:line draw:style-name="gr45" draw:text-style-name="P8" draw:layer="layout" svg:x1="21.336cm" svg:y1="16.832cm" svg:x2="21.336cm" svg:y2="6.51cm">
          <text:p/>
        </draw:line>
        <draw:frame draw:style-name="gr44" draw:text-style-name="P28" draw:layer="layout" svg:width="1.434cm" svg:height="1.539cm" svg:x="21.363cm" svg:y="10.559cm">
          <draw:text-box>
            <text:p text:style-name="P27"><text:span text:style-name="T12">σ</text:span><text:span text:style-name="T13">y</text:span></text:p>
          </draw:text-box>
        </draw:frame>
        <draw:frame draw:style-name="gr47" draw:text-style-name="P30" draw:layer="layout" svg:width="1.463cm" svg:height="1.496cm" svg:x="22.159cm" svg:y="10.678cm">
          <draw:text-box>
            <text:p><text:span text:style-name="T14">t+1</text:span></text:p>
          </draw:text-box>
        </draw:frame>
        <draw:frame draw:style-name="gr44" draw:text-style-name="P28" draw:layer="layout" svg:width="1.434cm" svg:height="1.539cm" svg:x="16.024cm" svg:y="17.687cm">
          <draw:text-box>
            <text:p text:style-name="P27"><text:span text:style-name="T12">σ</text:span><text:span text:style-name="T13">x</text:span></text:p>
          </draw:text-box>
        </draw:frame>
        <draw:line draw:style-name="gr45" draw:text-style-name="P8" draw:layer="layout" svg:x1="13.462cm" svg:y1="17.971cm" svg:x2="19.644cm" svg:y2="17.971cm">
          <text:p/>
        </draw:line>
        <draw:frame draw:style-name="gr48" draw:text-style-name="P30" draw:layer="layout" svg:width="0.984cm" svg:height="1.081cm" svg:x="16.55cm" svg:y="17.879cm">
          <draw:text-box>
            <text:p><text:span text:style-name="T14">t+1</text:span></text:p>
          </draw:text-box>
        </draw:frame>
        <draw:frame draw:style-name="gr9" draw:text-style-name="P9" draw:layer="layout" svg:width="5.08cm" svg:height="0.962cm" svg:x="9.144cm" svg:y="1.778cm">
          <draw:text-box>
            <text:p><text:span text:style-name="T6">tracker_update</text:span></text:p>
          </draw:text-box>
        </draw:frame>
        <draw:frame draw:style-name="gr9" draw:text-style-name="P9" draw:layer="layout" svg:width="2.032cm" svg:height="0.962cm" svg:x="6.288cm" svg:y="4.564cm">
          <draw:text-box>
            <text:p><text:span text:style-name="T6">t</text:span></text:p>
          </draw:text-box>
        </draw:frame>
        <draw:frame draw:style-name="gr9" draw:text-style-name="P9" draw:layer="layout" svg:width="2.032cm" svg:height="0.962cm" svg:x="15.756cm" svg:y="4.518cm">
          <draw:text-box>
            <text:p><text:span text:style-name="T6">t+1</text:span></text:p>
          </draw:text-box>
        </draw:frame>
        <draw:line draw:style-name="gr49" draw:text-style-name="P8" draw:layer="layout" svg:x1="6.096cm" svg:y1="10.722cm" svg:x2="17.018cm" svg:y2="11.586cm">
          <text:p/>
        </draw:lin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7" draw:text-style-name="P16" draw:layer="layout" svg:width="10.609cm" svg:height="10.979cm" svg:x="2.17cm" svg:y="7.933cm">
          <draw:image xlink:href="Pictures/10000201000001910000019F67CB4A9527086F51.png" xlink:type="simple" xlink:show="embed" xlink:actuate="onLoad" loext:mime-type="image/png">
            <text:p/>
          </draw:image>
        </draw:frame>
        <draw:frame draw:style-name="gr50" draw:text-style-name="P31" draw:layer="layout" svg:width="2.286cm" svg:height="1.911cm" svg:x="7.758cm" svg:y="10.397cm">
          <draw:text-box>
            <text:p text:style-name="P5"><text:span text:style-name="T15">Safe zone</text:span></text:p>
          </draw:text-box>
        </draw:frame>
        <draw:frame draw:style-name="gr51" draw:text-style-name="P32" draw:layer="layout" svg:width="3.302cm" svg:height="3.095cm" svg:x="10.298cm" svg:y="13.531cm">
          <draw:text-box>
            <text:p text:style-name="P5"><text:span text:style-name="T16">Turn right</text:span></text:p>
          </draw:text-box>
        </draw:frame>
        <draw:frame draw:style-name="gr51" draw:text-style-name="P32" draw:layer="layout" svg:width="3.302cm" svg:height="3.095cm" svg:x="10.298cm" svg:y="13.532cm">
          <draw:text-box>
            <text:p text:style-name="P5"><text:span text:style-name="T16">Turn right</text:span></text:p>
          </draw:text-box>
        </draw:frame>
        <draw:frame draw:style-name="gr52" draw:text-style-name="P33" draw:layer="layout" svg:width="2.54cm" svg:height="0.907cm" svg:x="10.706cm" svg:y="12.054cm">
          <draw:text-box>
            <text:p text:style-name="P5"><text:span text:style-name="T17">&gt; 50 px</text:span></text:p>
          </draw:text-box>
        </draw:frame>
        <draw:frame draw:style-name="gr53" draw:text-style-name="P34" draw:layer="layout" svg:width="1.016cm" svg:height="0.607cm" svg:x="3.44cm" svg:y="12.209cm">
          <draw:text-box>
            <text:p><text:span text:style-name="T18">aa</text:span></text:p>
          </draw:text-box>
        </draw:frame>
        <draw:frame draw:style-name="gr52" draw:text-style-name="P33" draw:layer="layout" svg:width="2.748cm" svg:height="0.907cm" svg:x="1.5cm" svg:y="12.054cm">
          <draw:text-box>
            <text:p text:style-name="P5"><text:span text:style-name="T17">&lt; -50 px</text:span></text:p>
          </draw:text-box>
        </draw:frame>
        <draw:frame draw:style-name="gr51" draw:text-style-name="P32" draw:layer="layout" svg:width="3.302cm" svg:height="3.095cm" svg:x="1.916cm" svg:y="13.531cm">
          <draw:text-box>
            <text:p text:style-name="P5"><text:span text:style-name="T16">Turn left</text:span></text:p>
          </draw:text-box>
        </draw:frame>
        <draw:frame draw:style-name="gr17" draw:text-style-name="P16" draw:layer="layout" svg:width="9.009cm" svg:height="15.919cm" svg:x="14.002cm" svg:y="2.993cm">
          <draw:image xlink:href="Pictures/10000201000001DC00000349887D7EAD3E66D38D.png" xlink:type="simple" xlink:show="embed" xlink:actuate="onLoad" loext:mime-type="image/png">
            <text:p/>
          </draw:image>
        </draw:frame>
        <draw:frame draw:style-name="gr50" draw:text-style-name="P31" draw:layer="layout" svg:width="2.286cm" svg:height="1.911cm" svg:x="18.066cm" svg:y="7.228cm">
          <draw:text-box>
            <text:p text:style-name="P5"><text:span text:style-name="T15">Safe zone</text:span></text:p>
          </draw:text-box>
        </draw:frame>
        <draw:frame draw:style-name="gr52" draw:text-style-name="P33" draw:layer="layout" svg:width="1.784cm" svg:height="0.907cm" draw:transform="rotate (1.58266456570846) translate (19.316cm 13.584cm)">
          <draw:text-box>
            <text:p text:style-name="P5"><text:span text:style-name="T17">40 cm</text:span></text:p>
          </draw:text-box>
        </draw:frame>
        <draw:frame draw:style-name="gr54" draw:text-style-name="P33" draw:layer="layout" svg:width="2.078cm" svg:height="0.916cm" draw:transform="rotate (1.58266456570846) translate (19.361cm 6.828cm)">
          <draw:text-box>
            <text:p text:style-name="P5"><text:span text:style-name="T17">130 cm</text:span></text:p>
          </draw:text-box>
        </draw:frame>
        <draw:frame draw:style-name="gr51" draw:text-style-name="P34" draw:layer="layout" svg:width="0.708cm" svg:height="3.095cm" svg:x="21.317cm" svg:y="11.297cm">
          <draw:text-box>
            <text:p><text:span text:style-name="T19">jaja</text:span></text:p>
          </draw:text-box>
        </draw:frame>
        <draw:frame draw:style-name="gr55" draw:text-style-name="P35" draw:layer="layout" svg:width="2.23cm" svg:height="0.907cm" draw:transform="rotate (1.58266456570846) translate (21.222cm 13.324cm)">
          <draw:text-box>
            <text:p text:style-name="P5"><text:span text:style-name="T17">100 cm</text:span></text:p>
          </draw:text-box>
        </draw:frame>
        <draw:frame draw:style-name="gr56" draw:text-style-name="P36" draw:layer="layout" svg:width="9.144cm" svg:height="2.521cm" svg:x="3.048cm" svg:y="18.479cm">
          <draw:text-box>
            <text:p text:style-name="P5"><text:span text:style-name="T20">Angular controller</text:span></text:p>
          </draw:text-box>
        </draw:frame>
        <draw:frame draw:style-name="gr57" draw:text-style-name="P36" draw:layer="layout" svg:width="6.35cm" svg:height="1.386cm" svg:x="17.98cm" svg:y="18.288cm">
          <draw:text-box>
            <text:p text:style-name="P5"><text:span text:style-name="T20">Linear controller</text:span></text:p>
          </draw:text-box>
        </draw:frame>
        <draw:frame draw:style-name="gr58" draw:text-style-name="P37" draw:layer="layout" svg:width="9.906cm" svg:height="3.095cm" svg:x="1.016cm" svg:y="2.286cm">
          <draw:text-box>
            <text:p><text:span text:style-name="T21">velocity_controllers</text:span></text:p>
          </draw:text-box>
        </draw:frame>
        <draw:frame draw:style-name="gr59" draw:text-style-name="P38" draw:layer="layout" svg:width="4.529cm" svg:height="1.27cm" svg:x="15.029cm" svg:y="5.334cm">
          <draw:text-box>
            <text:p text:style-name="P5"><text:span text:style-name="T22">Go forward</text:span></text:p>
          </draw:text-box>
        </draw:frame>
        <draw:frame draw:style-name="gr59" draw:text-style-name="P38" draw:layer="layout" svg:width="4.529cm" svg:height="1.27cm" svg:x="15.03cm" svg:y="12.134cm">
          <draw:text-box>
            <text:p text:style-name="P5"><text:span text:style-name="T22">Go backward</text:span></text:p>
          </draw:text-box>
        </draw:frame>
        <draw:frame draw:style-name="gr60" draw:text-style-name="P39" draw:layer="layout" svg:width="7.112cm" svg:height="2.032cm" svg:x="14.732cm" svg:y="2.794cm">
          <draw:text-box>
            <text:p><text:span text:style-name="T23">a</text:span></text:p>
          </draw:text-box>
        </draw:frame>
        <draw:frame draw:style-name="gr61" draw:text-style-name="P39" draw:layer="layout" svg:width="6.604cm" svg:height="1.238cm" svg:x="14.224cm" svg:y="13.494cm">
          <draw:text-box>
            <text:p><text:span text:style-name="T23">a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7" draw:text-style-name="P16" draw:layer="layout" svg:width="6.853cm" svg:height="5.174cm" svg:x="11.938cm" svg:y="5.334cm">
          <draw:image xlink:href="Pictures/10000201000002C600000218922B20903D7D5D66.png" xlink:type="simple" xlink:show="embed" xlink:actuate="onLoad" loext:mime-type="image/png">
            <text:p/>
          </draw:image>
        </draw:frame>
        <draw:custom-shape draw:style-name="gr62" draw:text-style-name="P16" draw:layer="layout" svg:width="3.074cm" svg:height="5.334cm" svg:x="7.086cm" svg:y="5.33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6" draw:layer="layout" svg:width="8.89cm" svg:height="6.096cm" svg:x="1.778cm" svg:y="4.826cm">
          <text:p/>
          <draw:enhanced-geometry svg:viewBox="0 0 21600 21600" draw:type="rectangle" draw:enhanced-path="M 0 0 L 21600 0 21600 21600 0 21600 0 0 Z N"/>
        </draw:custom-shape>
        <draw:line draw:style-name="gr64" draw:text-style-name="P8" draw:layer="layout" svg:x1="1.778cm" svg:y1="7.774cm" svg:x2="10.668cm" svg:y2="7.774cm">
          <text:p/>
        </draw:line>
        <draw:frame draw:style-name="gr65" draw:text-style-name="P41" draw:layer="layout" svg:width="0.762cm" svg:height="1.182cm" svg:x="8.348cm" svg:y="7.284cm">
          <draw:text-box>
            <text:p><text:span text:style-name="T24">x</text:span></text:p>
          </draw:text-box>
        </draw:frame>
        <draw:frame draw:style-name="gr66" draw:text-style-name="P41" draw:layer="layout" svg:width="0.762cm" svg:height="1.182cm" svg:x="5.842cm" svg:y="7.061cm">
          <draw:text-box>
            <text:p><text:span text:style-name="T24">x</text:span></text:p>
          </draw:text-box>
        </draw:frame>
        <draw:line draw:style-name="gr67" draw:text-style-name="P8" draw:layer="layout" svg:x1="6.25cm" svg:y1="11.644cm" svg:x2="8.79cm" svg:y2="11.652cm">
          <text:p/>
        </draw:line>
        <draw:line draw:style-name="gr68" draw:text-style-name="P8" draw:layer="layout" svg:x1="8.754cm" svg:y1="8.028cm" svg:x2="8.754cm" svg:y2="11.635cm">
          <text:p/>
        </draw:line>
        <draw:line draw:style-name="gr68" draw:text-style-name="P8" draw:layer="layout" svg:x1="6.248cm" svg:y1="7.772cm" svg:x2="6.248cm" svg:y2="11.644cm">
          <text:p/>
        </draw:line>
        <draw:frame draw:style-name="gr30" draw:text-style-name="P42" draw:layer="layout" svg:width="2.286cm" svg:height="1.673cm" svg:x="6.658cm" svg:y="11.398cm">
          <draw:text-box>
            <text:p><text:span text:style-name="T25">94 px</text:span></text:p>
          </draw:text-box>
        </draw:frame>
        <draw:frame draw:style-name="gr30" draw:text-style-name="P9" draw:layer="layout" svg:width="7.874cm" svg:height="1.673cm" svg:x="2.286cm" svg:y="3.81cm">
          <draw:text-box>
            <text:p><text:span text:style-name="T6">Angular error computation</text:span></text:p>
          </draw:text-box>
        </draw:frame>
        <draw:custom-shape draw:style-name="gr69" draw:text-style-name="P16" draw:layer="layout" svg:width="2.54cm" svg:height="4.572cm" svg:x="16.156cm" svg:y="5.904cm">
          <text:p/>
          <draw:enhanced-geometry svg:viewBox="0 0 21600 21600" draw:type="rectangle" draw:enhanced-path="M 0 0 L 21600 0 21600 21600 0 21600 0 0 Z N"/>
        </draw:custom-shape>
        <draw:frame draw:style-name="gr70" draw:text-style-name="P43" draw:layer="layout" svg:width="3.918cm" svg:height="3.191cm" svg:x="19.45cm" svg:y="6.506cm">
          <draw:text-box>
            <text:p text:style-name="P5"><text:span text:style-name="T3">Trimming</text:span></text:p>
            <text:p text:style-name="P5"><text:span text:style-name="T3">+</text:span></text:p>
            <text:p text:style-name="P5"><text:span text:style-name="T3">grid sampling</text:span></text:p>
            <text:p text:style-name="P5"><text:span text:style-name="T3">+ </text:span></text:p>
            <text:p text:style-name="P5"><text:span text:style-name="T3">median</text:span></text:p>
          </draw:text-box>
        </draw:frame>
        <draw:line draw:style-name="gr71" draw:text-style-name="P8" draw:layer="layout" svg:x1="18.791cm" svg:y1="8.128cm" svg:x2="19.45cm" svg:y2="8.128cm">
          <text:p/>
        </draw:line>
        <draw:frame draw:style-name="gr30" draw:text-style-name="P9" draw:layer="layout" svg:width="7.874cm" svg:height="1.673cm" svg:x="11.686cm" svg:y="4.411cm">
          <draw:text-box>
            <text:p><text:span text:style-name="T6">Linear error computation</text:span></text:p>
          </draw:text-box>
        </draw:frame>
        <draw:frame draw:style-name="gr72" draw:text-style-name="P44" draw:layer="layout" svg:width="4.624cm" svg:height="1.172cm" svg:x="12.954cm" svg:y="10.612cm">
          <draw:text-box>
            <text:p text:style-name="P5"><text:span text:style-name="T3">(depth image)</text:span></text:p>
          </draw:text-box>
        </draw:frame>
        <draw:frame draw:style-name="gr73" draw:text-style-name="P9" draw:layer="layout" svg:width="9.144cm" svg:height="2.384cm" svg:x="5.334cm" svg:y="0.508cm">
          <draw:text-box>
            <text:p><text:span text:style-name="T6">controller_error_computation</text:span></text:p>
          </draw:text-box>
        </draw:frame>
        <draw:line draw:style-name="gr71" draw:text-style-name="P8" draw:layer="layout" svg:x1="21.336cm" svg:y1="9.697cm" svg:x2="21.336cm" svg:y2="11.43cm">
          <text:p/>
        </draw:line>
        <draw:frame draw:style-name="gr30" draw:text-style-name="P42" draw:layer="layout" svg:width="2.286cm" svg:height="1.673cm" svg:x="20.458cm" svg:y="11.399cm">
          <draw:text-box>
            <text:p><text:span text:style-name="T25">127 cm</text:span></text:p>
          </draw:text-box>
        </draw:frame>
        <draw:line draw:style-name="gr74" draw:text-style-name="P8" draw:layer="layout" svg:x1="16.637cm" svg:y1="5.893cm" svg:x2="16.637cm" svg:y2="10.465cm">
          <text:p/>
        </draw:line>
        <draw:line draw:style-name="gr74" draw:text-style-name="P8" draw:layer="layout" svg:x1="16.891cm" svg:y1="5.893cm" svg:x2="16.891cm" svg:y2="10.465cm">
          <text:p/>
        </draw:line>
        <draw:line draw:style-name="gr74" draw:text-style-name="P8" draw:layer="layout" svg:x1="17.653cm" svg:y1="5.893cm" svg:x2="17.653cm" svg:y2="10.465cm">
          <text:p/>
        </draw:line>
        <draw:line draw:style-name="gr74" draw:text-style-name="P8" draw:layer="layout" svg:x1="17.907cm" svg:y1="5.893cm" svg:x2="17.907cm" svg:y2="10.465cm">
          <text:p/>
        </draw:line>
        <draw:line draw:style-name="gr74" draw:text-style-name="P8" draw:layer="layout" svg:x1="17.145cm" svg:y1="5.893cm" svg:x2="17.145cm" svg:y2="10.465cm">
          <text:p/>
        </draw:line>
        <draw:line draw:style-name="gr74" draw:text-style-name="P8" draw:layer="layout" svg:x1="18.161cm" svg:y1="5.893cm" svg:x2="18.161cm" svg:y2="10.465cm">
          <text:p/>
        </draw:line>
        <draw:line draw:style-name="gr74" draw:text-style-name="P8" draw:layer="layout" svg:x1="17.399cm" svg:y1="5.893cm" svg:x2="17.399cm" svg:y2="10.465cm">
          <text:p/>
        </draw:line>
        <draw:line draw:style-name="gr74" draw:text-style-name="P8" draw:layer="layout" svg:x1="18.415cm" svg:y1="5.893cm" svg:x2="18.415cm" svg:y2="10.465cm">
          <text:p/>
        </draw:line>
        <draw:line draw:style-name="gr74" draw:text-style-name="P8" draw:layer="layout" svg:x1="16.383cm" svg:y1="5.893cm" svg:x2="16.383cm" svg:y2="10.465cm">
          <text:p/>
        </draw:line>
        <draw:line draw:style-name="gr74" draw:text-style-name="P8" draw:layer="layout" svg:x1="16.156cm" svg:y1="6.15cm" svg:x2="18.696cm" svg:y2="6.15cm">
          <text:p/>
        </draw:line>
        <draw:line draw:style-name="gr74" draw:text-style-name="P8" draw:layer="layout" svg:x1="16.156cm" svg:y1="6.45cm" svg:x2="18.696cm" svg:y2="6.45cm">
          <text:p/>
        </draw:line>
        <draw:line draw:style-name="gr74" draw:text-style-name="P8" draw:layer="layout" svg:x1="16.156cm" svg:y1="6.75cm" svg:x2="18.696cm" svg:y2="6.75cm">
          <text:p/>
        </draw:line>
        <draw:line draw:style-name="gr74" draw:text-style-name="P8" draw:layer="layout" svg:x1="16.156cm" svg:y1="7.05cm" svg:x2="18.696cm" svg:y2="7.05cm">
          <text:p/>
        </draw:line>
        <draw:line draw:style-name="gr74" draw:text-style-name="P8" draw:layer="layout" svg:x1="16.156cm" svg:y1="7.35cm" svg:x2="18.696cm" svg:y2="7.35cm">
          <text:p/>
        </draw:line>
        <draw:line draw:style-name="gr74" draw:text-style-name="P8" draw:layer="layout" svg:x1="16.156cm" svg:y1="7.65cm" svg:x2="18.696cm" svg:y2="7.65cm">
          <text:p/>
        </draw:line>
        <draw:line draw:style-name="gr74" draw:text-style-name="P8" draw:layer="layout" svg:x1="16.156cm" svg:y1="7.95cm" svg:x2="18.696cm" svg:y2="7.95cm">
          <text:p/>
        </draw:line>
        <draw:line draw:style-name="gr74" draw:text-style-name="P8" draw:layer="layout" svg:x1="16.156cm" svg:y1="8.25cm" svg:x2="18.696cm" svg:y2="8.25cm">
          <text:p/>
        </draw:line>
        <draw:line draw:style-name="gr74" draw:text-style-name="P8" draw:layer="layout" svg:x1="16.156cm" svg:y1="8.55cm" svg:x2="18.696cm" svg:y2="8.55cm">
          <text:p/>
        </draw:line>
        <draw:line draw:style-name="gr74" draw:text-style-name="P8" draw:layer="layout" svg:x1="16.156cm" svg:y1="8.85cm" svg:x2="18.696cm" svg:y2="8.85cm">
          <text:p/>
        </draw:line>
        <draw:line draw:style-name="gr74" draw:text-style-name="P8" draw:layer="layout" svg:x1="16.156cm" svg:y1="9.15cm" svg:x2="18.696cm" svg:y2="9.15cm">
          <text:p/>
        </draw:line>
        <draw:line draw:style-name="gr74" draw:text-style-name="P8" draw:layer="layout" svg:x1="16.156cm" svg:y1="9.45cm" svg:x2="18.696cm" svg:y2="9.45cm">
          <text:p/>
        </draw:line>
        <draw:line draw:style-name="gr74" draw:text-style-name="P8" draw:layer="layout" svg:x1="16.156cm" svg:y1="9.75cm" svg:x2="18.696cm" svg:y2="9.75cm">
          <text:p/>
        </draw:line>
        <draw:line draw:style-name="gr74" draw:text-style-name="P8" draw:layer="layout" svg:x1="16.156cm" svg:y1="10.05cm" svg:x2="18.696cm" svg:y2="10.05cm">
          <text:p/>
        </draw:line>
        <draw:line draw:style-name="gr74" draw:text-style-name="P8" draw:layer="layout" svg:x1="16.156cm" svg:y1="10.35cm" svg:x2="18.696cm" svg:y2="10.35cm">
          <text:p/>
        </draw:line>
        <draw:line draw:style-name="gr74" draw:text-style-name="P8" draw:layer="layout" svg:x1="16.156cm" svg:y1="10.35cm" svg:x2="18.696cm" svg:y2="10.35cm">
          <text:p/>
        </draw:line>
        <draw:custom-shape draw:style-name="gr75" draw:text-style-name="P24" draw:layer="layout" svg:width="0.102cm" svg:height="0.102cm" svg:x="16.332cm" svg:y="6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86cm" svg:y="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094cm" svg:y="6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48cm" svg:y="6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02cm" svg:y="6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61cm" svg:y="6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63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33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87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1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095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49cm" svg:y="6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03cm" svg:y="6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62cm" svg:y="6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1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64cm" svg:y="6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34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88cm" svg:y="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2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096cm" svg:y="6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cm" svg:y="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04cm" svg:y="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63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2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65cm" svg:y="6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35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89cm" svg:y="6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3cm" svg:y="6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097cm" svg:y="6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1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05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64cm" svg:y="6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3cm" svg:y="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66cm" svg:y="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36cm" svg:y="7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4cm" svg:y="7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098cm" svg:y="7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2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06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65cm" svg:y="7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4cm" svg:y="7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67cm" svg:y="7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37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1cm" svg:y="7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5cm" svg:y="7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099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3cm" svg:y="7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07cm" svg:y="7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66cm" svg:y="7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5cm" svg:y="7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6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38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2cm" svg:y="7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6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1cm" svg:y="7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4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08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67cm" svg:y="7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69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39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3cm" svg:y="8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7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101cm" svg:y="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5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09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6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7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7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4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4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8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102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69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8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71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41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5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49cm" svg:y="8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10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7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1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7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19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72cm" svg:y="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42cm" svg:y="9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6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104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8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1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71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2cm" svg:y="9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73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4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6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104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8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12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71cm" svg:y="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2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73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43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5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105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59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13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72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21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74cm" svg:y="9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4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52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106cm" svg:y="1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6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1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73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22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75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345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59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6.85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107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361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615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7.874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123cm" svg:y="10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4" draw:layer="layout" svg:width="0.102cm" svg:height="0.102cm" svg:x="18.376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g>
            <draw:frame draw:style-name="gr17" draw:text-style-name="P16" draw:layer="layout" svg:width="2.182cm" svg:height="1.637cm" draw:transform="rotate (-0.00226892802759273) translate (1.927cm 16.855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7" draw:text-style-name="P16" draw:layer="layout" svg:width="2.182cm" svg:height="1.648cm" svg:x="4.113cm" svg:y="16.849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7" draw:text-style-name="P16" draw:layer="layout" svg:width="2.181cm" svg:height="1.637cm" draw:transform="rotate (-0.002792526803191) translate (1.693cm 17.011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7" draw:text-style-name="P16" draw:layer="layout" svg:width="2.182cm" svg:height="1.648cm" svg:x="3.878cm" svg:y="17.006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7" draw:text-style-name="P16" draw:layer="layout" svg:width="2.181cm" svg:height="1.637cm" draw:transform="skewX (0.000698131700797731) rotate (-0.00226892802759273) translate (1.536cm 17.168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7" draw:text-style-name="P16" draw:layer="layout" svg:width="2.182cm" svg:height="1.648cm" svg:x="3.721cm" svg:y="17.162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7" draw:text-style-name="P16" draw:layer="layout" svg:width="2.181cm" svg:height="1.637cm" draw:transform="rotate (-0.002792526803191) translate (1.38cm 17.324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7" draw:text-style-name="P16" draw:layer="layout" svg:width="2.182cm" svg:height="1.648cm" svg:x="3.565cm" svg:y="17.319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7" draw:text-style-name="P16" draw:layer="layout" svg:width="2.181cm" svg:height="1.637cm" draw:transform="skewX (0.000698131700797731) rotate (-0.00226892802759273) translate (1.223cm 17.481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7" draw:text-style-name="P16" draw:layer="layout" svg:width="2.182cm" svg:height="1.648cm" svg:x="3.408cm" svg:y="17.475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17" draw:text-style-name="P16" draw:layer="layout" svg:width="2.181cm" svg:height="1.637cm" draw:transform="rotate (-0.002792526803191) translate (1.067cm 17.637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17" draw:text-style-name="P16" draw:layer="layout" svg:width="2.182cm" svg:height="1.648cm" svg:x="3.252cm" svg:y="17.632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</draw:g>
        <draw:frame draw:style-name="gr76" draw:text-style-name="P45" draw:layer="layout" svg:width="2.485cm" svg:height="0.763cm" svg:x="2.499cm" svg:y="15.504cm">
          <draw:text-box>
            <text:p text:style-name="P5"><text:span text:style-name="T26">ROSBag</text:span></text:p>
          </draw:text-box>
        </draw:frame>
        <draw:frame draw:style-name="gr77" draw:text-style-name="P46" draw:layer="layout" svg:width="3.975cm" svg:height="0.607cm" svg:x="1.854cm" svg:y="16.1cm">
          <draw:text-box>
            <text:p><text:span text:style-name="T27">(asynchronous source)</text:span></text:p>
          </draw:text-box>
        </draw:frame>
        <draw:frame draw:style-name="gr78" draw:text-style-name="P47" draw:layer="layout" svg:width="3.179cm" svg:height="1.309cm" svg:x="2.315cm" svg:y="10.659cm">
          <draw:text-box>
            <text:p><text:span text:style-name="T28">ASUS Xtion</text:span></text:p>
          </draw:text-box>
        </draw:frame>
        <draw:frame draw:style-name="gr77" draw:text-style-name="P48" draw:layer="layout" svg:width="3.975cm" svg:height="0.607cm" svg:x="1.889cm" svg:y="11.156cm">
          <draw:text-box>
            <text:p text:style-name="P5"><text:span text:style-name="T29">(synchronous source)</text:span></text:p>
          </draw:text-box>
        </draw:frame>
        <draw:frame draw:style-name="gr17" draw:text-style-name="P16" draw:layer="layout" svg:width="4.047cm" svg:height="1.391cm" svg:x="1.86cm" svg:y="11.728cm">
          <draw:image xlink:href="Pictures/100000000000032000000113D86A16A8BEF84F41.png" xlink:type="simple" xlink:show="embed" xlink:actuate="onLoad" loext:mime-type="image/png">
            <text:p/>
          </draw:image>
        </draw:frame>
        <draw:custom-shape draw:style-name="gr79" draw:text-style-name="P50" draw:layer="layout" svg:width="2.59cm" svg:height="9.539cm" svg:x="6.621cm" svg:y="10.138cm">
          <text:p text:style-name="P49"><text:span text:style-name="T30">ROSCam</text:span></text:p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7.62cm" svg:height="1.673cm" svg:x="5.842cm" svg:y="3.004cm">
          <draw:text-box>
            <text:p><text:span text:style-name="T6">software_architecture</text:span></text:p>
          </draw:text-box>
        </draw:frame>
        <draw:line draw:style-name="gr80" draw:text-style-name="P8" draw:layer="layout" svg:x1="12.391cm" svg:y1="9.144cm" svg:x2="12.391cm" svg:y2="20.074cm">
          <text:p/>
        </draw:line>
        <draw:frame draw:style-name="gr81" draw:text-style-name="P51" draw:layer="layout" svg:width="1.888cm" svg:height="0.742cm" svg:x="11.439cm" svg:y="8.542cm">
          <draw:text-box>
            <text:p text:style-name="P5"><text:span text:style-name="T31">Tracker</text:span></text:p>
          </draw:text-box>
        </draw:frame>
        <draw:line draw:style-name="gr82" draw:text-style-name="P8" draw:layer="layout" svg:x1="9.211cm" svg:y1="10.337cm" svg:x2="12.391cm" svg:y2="10.536cm">
          <text:p/>
        </draw:line>
        <draw:line draw:style-name="gr82" draw:text-style-name="P8" draw:layer="layout" svg:x1="9.204cm" svg:y1="10.842cm" svg:x2="12.384cm" svg:y2="11.041cm">
          <text:p/>
        </draw:line>
        <draw:line draw:style-name="gr82" draw:text-style-name="P8" draw:layer="layout" svg:x1="9.197cm" svg:y1="11.348cm" svg:x2="12.377cm" svg:y2="11.547cm">
          <text:p/>
        </draw:line>
        <draw:line draw:style-name="gr82" draw:text-style-name="P8" draw:layer="layout" svg:x1="9.211cm" svg:y1="11.853cm" svg:x2="12.391cm" svg:y2="12.052cm">
          <text:p/>
        </draw:line>
        <draw:line draw:style-name="gr82" draw:text-style-name="P8" draw:layer="layout" svg:x1="9.231cm" svg:y1="12.359cm" svg:x2="12.411cm" svg:y2="12.558cm">
          <text:p/>
        </draw:line>
        <draw:line draw:style-name="gr82" draw:text-style-name="P8" draw:layer="layout" svg:x1="9.211cm" svg:y1="12.864cm" svg:x2="12.391cm" svg:y2="13.063cm">
          <text:p/>
        </draw:line>
        <draw:line draw:style-name="gr82" draw:text-style-name="P8" draw:layer="layout" svg:x1="9.211cm" svg:y1="13.369cm" svg:x2="12.391cm" svg:y2="13.568cm">
          <text:p/>
        </draw:line>
        <draw:line draw:style-name="gr82" draw:text-style-name="P8" draw:layer="layout" svg:x1="9.211cm" svg:y1="13.875cm" svg:x2="12.391cm" svg:y2="14.074cm">
          <text:p/>
        </draw:line>
        <draw:line draw:style-name="gr82" draw:text-style-name="P8" draw:layer="layout" svg:x1="9.211cm" svg:y1="14.38cm" svg:x2="12.391cm" svg:y2="14.579cm">
          <text:p/>
        </draw:line>
        <draw:line draw:style-name="gr82" draw:text-style-name="P8" draw:layer="layout" svg:x1="9.211cm" svg:y1="14.886cm" svg:x2="12.391cm" svg:y2="15.085cm">
          <text:p/>
        </draw:line>
        <draw:line draw:style-name="gr82" draw:text-style-name="P8" draw:layer="layout" svg:x1="9.211cm" svg:y1="15.391cm" svg:x2="12.391cm" svg:y2="15.59cm">
          <text:p/>
        </draw:line>
        <draw:line draw:style-name="gr82" draw:text-style-name="P8" draw:layer="layout" svg:x1="9.211cm" svg:y1="15.896cm" svg:x2="12.391cm" svg:y2="16.095cm">
          <text:p/>
        </draw:line>
        <draw:line draw:style-name="gr82" draw:text-style-name="P8" draw:layer="layout" svg:x1="9.211cm" svg:y1="16.402cm" svg:x2="12.391cm" svg:y2="16.601cm">
          <text:p/>
        </draw:line>
        <draw:line draw:style-name="gr82" draw:text-style-name="P8" draw:layer="layout" svg:x1="9.211cm" svg:y1="16.907cm" svg:x2="12.391cm" svg:y2="17.106cm">
          <text:p/>
        </draw:line>
        <draw:line draw:style-name="gr82" draw:text-style-name="P8" draw:layer="layout" svg:x1="9.211cm" svg:y1="17.413cm" svg:x2="12.391cm" svg:y2="17.612cm">
          <text:p/>
        </draw:line>
        <draw:line draw:style-name="gr82" draw:text-style-name="P8" draw:layer="layout" svg:x1="9.211cm" svg:y1="17.918cm" svg:x2="12.391cm" svg:y2="18.117cm">
          <text:p/>
        </draw:line>
        <draw:line draw:style-name="gr82" draw:text-style-name="P8" draw:layer="layout" svg:x1="9.211cm" svg:y1="18.424cm" svg:x2="12.391cm" svg:y2="18.623cm">
          <text:p/>
        </draw:line>
        <draw:line draw:style-name="gr82" draw:text-style-name="P8" draw:layer="layout" svg:x1="9.211cm" svg:y1="18.929cm" svg:x2="12.391cm" svg:y2="19.128cm">
          <text:p/>
        </draw:line>
        <draw:line draw:style-name="gr83" draw:text-style-name="P8" draw:layer="layout" svg:x1="16.146cm" svg:y1="9.145cm" svg:x2="16.146cm" svg:y2="20.075cm">
          <text:p/>
        </draw:line>
        <draw:frame draw:style-name="gr84" draw:text-style-name="P52" draw:layer="layout" svg:width="5.248cm" svg:height="0.794cm" svg:x="13.524cm" svg:y="8.543cm">
          <draw:text-box>
            <text:p text:style-name="P5"><text:span text:style-name="T32">NetworksController</text:span></text:p>
          </draw:text-box>
        </draw:frame>
        <draw:line draw:style-name="gr85" draw:text-style-name="P8" draw:layer="layout" svg:x1="12.412cm" svg:y1="10.536cm" svg:x2="16.146cm" svg:y2="10.794cm">
          <text:p/>
        </draw:line>
        <draw:line draw:style-name="gr85" draw:text-style-name="P8" draw:layer="layout" svg:x1="12.406cm" svg:y1="14.562cm" svg:x2="16.147cm" svg:y2="14.82cm">
          <text:p/>
        </draw:line>
        <draw:line draw:style-name="gr85" draw:text-style-name="P8" draw:layer="layout" svg:x1="12.399cm" svg:y1="18.666cm" svg:x2="16.14cm" svg:y2="18.924cm">
          <text:p/>
        </draw:line>
        <draw:line draw:style-name="gr86" draw:text-style-name="P8" draw:layer="layout" svg:x1="20.136cm" svg:y1="9.146cm" svg:x2="20.136cm" svg:y2="20.076cm">
          <text:p/>
        </draw:line>
        <draw:frame draw:style-name="gr87" draw:text-style-name="P53" draw:layer="layout" svg:width="1.318cm" svg:height="0.772cm" svg:x="19.51cm" svg:y="8.534cm">
          <draw:text-box>
            <text:p text:style-name="P5"><text:span text:style-name="T33">Main</text:span></text:p>
          </draw:text-box>
        </draw:frame>
        <draw:line draw:style-name="gr85" draw:text-style-name="P8" draw:layer="layout" svg:x1="12.406cm" svg:y1="10.536cm" svg:x2="20.137cm" svg:y2="11.052cm">
          <text:p/>
        </draw:line>
        <draw:line draw:style-name="gr85" draw:text-style-name="P8" draw:layer="layout" svg:x1="12.41cm" svg:y1="12.527cm" svg:x2="20.141cm" svg:y2="13.043cm">
          <text:p/>
        </draw:line>
        <draw:line draw:style-name="gr85" draw:text-style-name="P8" draw:layer="layout" svg:x1="12.404cm" svg:y1="14.57cm" svg:x2="20.135cm" svg:y2="15.086cm">
          <text:p/>
        </draw:line>
        <draw:line draw:style-name="gr85" draw:text-style-name="P8" draw:layer="layout" svg:x1="12.398cm" svg:y1="16.597cm" svg:x2="20.129cm" svg:y2="17.113cm">
          <text:p/>
        </draw:line>
        <draw:line draw:style-name="gr85" draw:text-style-name="P8" draw:layer="layout" svg:x1="12.392cm" svg:y1="18.667cm" svg:x2="20.123cm" svg:y2="19.183cm">
          <text:p/>
        </draw:line>
        <draw:line draw:style-name="gr88" draw:text-style-name="P8" draw:layer="layout" svg:x1="16.165cm" svg:y1="12.136cm" svg:x2="12.431cm" svg:y2="12.394cm">
          <text:p/>
        </draw:line>
        <draw:line draw:style-name="gr88" draw:text-style-name="P8" draw:layer="layout" svg:x1="16.165cm" svg:y1="14.205cm" svg:x2="12.431cm" svg:y2="14.463cm">
          <text:p/>
        </draw:line>
        <draw:line draw:style-name="gr88" draw:text-style-name="P8" draw:layer="layout" svg:x1="16.165cm" svg:y1="16.239cm" svg:x2="12.431cm" svg:y2="16.497cm">
          <text:p/>
        </draw:line>
        <draw:line draw:style-name="gr88" draw:text-style-name="P8" draw:layer="layout" svg:x1="16.165cm" svg:y1="18.309cm" svg:x2="12.431cm" svg:y2="18.567cm">
          <text:p/>
        </draw:line>
        <draw:frame draw:style-name="gr17" draw:text-style-name="P16" draw:layer="layout" svg:width="2.917cm" svg:height="3.883cm" svg:x="22.86cm" svg:y="10.341cm">
          <draw:image xlink:href="Pictures/100002010000010D0000016671F34DA68A498191.png" xlink:type="simple" xlink:show="embed" xlink:actuate="onLoad" loext:mime-type="image/png">
            <text:p/>
          </draw:image>
        </draw:frame>
        <draw:frame draw:style-name="gr78" draw:text-style-name="P47" draw:layer="layout" svg:width="3.179cm" svg:height="1.309cm" svg:x="2.316cm" svg:y="10.66cm">
          <draw:text-box>
            <text:p><text:span text:style-name="T28">ASUS Xtion</text:span></text:p>
          </draw:text-box>
        </draw:frame>
        <draw:frame draw:style-name="gr78" draw:text-style-name="P54" draw:layer="layout" svg:width="2.892cm" svg:height="1.309cm" svg:x="22.835cm" svg:y="9.661cm">
          <draw:text-box>
            <text:p text:style-name="P5"><text:span text:style-name="T28">Turtlebot 2</text:span></text:p>
          </draw:text-box>
        </draw:frame>
        <draw:frame draw:style-name="gr17" draw:text-style-name="P16" draw:layer="layout" svg:width="4.063cm" svg:height="3.047cm" svg:x="22.353cm" svg:y="16.764cm">
          <draw:image xlink:href="Pictures/1000000000000500000003C0BD7F412B1E87015C.png" xlink:type="simple" xlink:show="embed" xlink:actuate="onLoad" loext:mime-type="image/png">
            <text:p/>
          </draw:image>
        </draw:frame>
        <draw:frame draw:style-name="gr78" draw:text-style-name="P54" draw:layer="layout" svg:width="3.581cm" svg:height="1.309cm" svg:x="22.581cm" svg:y="15.962cm">
          <draw:text-box>
            <text:p text:style-name="P5"><text:span text:style-name="T28">Output image</text:span></text:p>
          </draw:text-box>
        </draw:frame>
        <draw:frame draw:style-name="gr78" draw:text-style-name="P54" draw:layer="layout" svg:width="2.892cm" svg:height="1.309cm" svg:x="14.635cm" svg:y="7.662cm">
          <draw:text-box>
            <text:p text:style-name="P5"><text:span text:style-name="T28">Threads</text:span></text:p>
          </draw:text-box>
        </draw:frame>
        <draw:line draw:style-name="gr85" draw:text-style-name="P8" draw:layer="layout" svg:x1="12.398cm" svg:y1="10.982cm" svg:x2="20.129cm" svg:y2="11.498cm">
          <text:p/>
        </draw:line>
        <draw:line draw:style-name="gr85" draw:text-style-name="P8" draw:layer="layout" svg:x1="12.39cm" svg:y1="11.528cm" svg:x2="20.121cm" svg:y2="12.044cm">
          <text:p/>
        </draw:line>
        <draw:line draw:style-name="gr85" draw:text-style-name="P8" draw:layer="layout" svg:x1="12.382cm" svg:y1="12.04cm" svg:x2="20.113cm" svg:y2="12.556cm">
          <text:p/>
        </draw:line>
        <draw:line draw:style-name="gr85" draw:text-style-name="P8" draw:layer="layout" svg:x1="12.374cm" svg:y1="13.056cm" svg:x2="20.105cm" svg:y2="13.572cm">
          <text:p/>
        </draw:line>
        <draw:line draw:style-name="gr85" draw:text-style-name="P8" draw:layer="layout" svg:x1="12.366cm" svg:y1="13.589cm" svg:x2="20.097cm" svg:y2="14.105cm">
          <text:p/>
        </draw:line>
        <draw:line draw:style-name="gr85" draw:text-style-name="P8" draw:layer="layout" svg:x1="12.358cm" svg:y1="14.072cm" svg:x2="20.089cm" svg:y2="14.588cm">
          <text:p/>
        </draw:line>
        <draw:line draw:style-name="gr85" draw:text-style-name="P8" draw:layer="layout" svg:x1="12.35cm" svg:y1="15.088cm" svg:x2="20.081cm" svg:y2="15.604cm">
          <text:p/>
        </draw:line>
        <draw:line draw:style-name="gr85" draw:text-style-name="P8" draw:layer="layout" svg:x1="12.342cm" svg:y1="15.596cm" svg:x2="20.073cm" svg:y2="16.112cm">
          <text:p/>
        </draw:line>
        <draw:line draw:style-name="gr85" draw:text-style-name="P8" draw:layer="layout" svg:x1="12.334cm" svg:y1="16.104cm" svg:x2="20.065cm" svg:y2="16.62cm">
          <text:p/>
        </draw:line>
        <draw:line draw:style-name="gr85" draw:text-style-name="P8" draw:layer="layout" svg:x1="12.39cm" svg:y1="17.12cm" svg:x2="20.121cm" svg:y2="17.636cm">
          <text:p/>
        </draw:line>
        <draw:line draw:style-name="gr85" draw:text-style-name="P8" draw:layer="layout" svg:x1="12.382cm" svg:y1="17.628cm" svg:x2="20.113cm" svg:y2="18.144cm">
          <text:p/>
        </draw:line>
        <draw:line draw:style-name="gr85" draw:text-style-name="P8" draw:layer="layout" svg:x1="12.374cm" svg:y1="18.074cm" svg:x2="20.105cm" svg:y2="18.59cm">
          <text:p/>
        </draw:line>
        <draw:line draw:style-name="gr85" draw:text-style-name="P8" draw:layer="layout" svg:x1="12.384cm" svg:y1="19.113cm" svg:x2="20.115cm" svg:y2="19.629cm">
          <text:p/>
        </draw:lin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9" draw:text-style-name="P56" draw:layer="layout" svg:width="4.572cm" svg:height="0.962cm" svg:x="12.192cm" svg:y="3.356cm">
          <draw:text-box>
            <text:p text:style-name="P55">Latent space</text:p>
          </draw:text-box>
        </draw:frame>
        <draw:frame draw:style-name="gr89" draw:text-style-name="P5" draw:layer="layout" svg:width="9.652cm" svg:height="9.172cm" svg:x="9.652cm" svg:y="4.544cm">
          <draw:image xlink:href="Pictures/1000020100000400000003CD1FE637385D0900DD.png" xlink:type="simple" xlink:show="embed" xlink:actuate="onLoad" loext:mime-type="image/png">
            <text:p/>
          </draw:image>
        </draw:frame>
        <draw:frame draw:style-name="gr90" draw:text-style-name="P5" draw:layer="layout" svg:width="1.777cm" svg:height="1.777cm" svg:x="7.621cm" svg:y="10.922cm">
          <draw:image xlink:href="Pictures/1000000000000280000001E0B312BB7443709BDE.png" xlink:type="simple" xlink:show="embed" xlink:actuate="onLoad" loext:mime-type="image/png">
            <text:p/>
          </draw:image>
        </draw:frame>
        <draw:frame draw:style-name="gr91" draw:text-style-name="P5" draw:layer="layout" svg:width="1.269cm" svg:height="1.777cm" svg:x="5.842cm" svg:y="6.604cm">
          <draw:image xlink:href="Pictures/1000000000000280000001E0B312BB7443709BDE.png" xlink:type="simple" xlink:show="embed" xlink:actuate="onLoad" loext:mime-type="image/png">
            <text:p/>
          </draw:image>
        </draw:frame>
        <draw:custom-shape draw:style-name="gr92" draw:text-style-name="P57" draw:layer="layout" svg:width="1.819cm" svg:height="5.607cm" draw:transform="skewX (0.111875605052837) rotate (1.58510802666125) translate (7.111cm 8.381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3" draw:text-style-name="P58" draw:layer="layout" svg:width="2.049cm" svg:height="7.278cm" draw:transform="skewX (-0.255690735417169) rotate (1.55910262080653) translate (9.398cm 12.954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108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4" draw:text-style-name="P59" draw:layer="layout" svg:width="10.414cm" svg:height="0.962cm" svg:x="8.89cm" svg:y="0.508cm">
          <draw:text-box>
            <text:p>face_encoder</text:p>
          </draw:text-box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9:14:14.467508972</meta:creation-date>
    <dc:date>2020-07-21T09:35:57.039188955</dc:date>
    <meta:editing-duration>PT14H24M28S</meta:editing-duration>
    <meta:editing-cycles>12</meta:editing-cycles>
    <meta:generator>LibreOffice/6.4.4.2$Linux_X86_64 LibreOffice_project/40$Build-2</meta:generator>
    <meta:document-statistic meta:object-count="468"/>
  </office:meta>
</office:document-meta>
</file>